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4" table:number-rows-spanned="1">
            <text:p>Updated/Changed/Created On</text:p>
          </table:table-cell>
          <table:covered-table-cell table:number-columns-repeated="13"/>
          <table:table-cell table:number-columns-repeated="100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office:value-type="string" calcext:value-type="string">
            <text:p>NOTES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1" table:number-rows-spanned="21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andom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tats</text:p>
          </table:table-cell>
          <table:table-cell office:value-type="string" calcext:value-type="string">
            <text:p>numPractices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PracticesAttemptedThisWeek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Practice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AttemptedThis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RejectedThis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Pending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num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23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ssignmen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hit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s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uple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pending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jection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reaction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choice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7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Times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im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3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3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3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los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task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orker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>
          <table:covered-table-cell table:number-columns-repeated="2"/>
          <table:table-cell office:value-type="string" calcext:value-type="string">
            <text:p>win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4"/>
          <table:table-cell table:number-columns-repeated="100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1-14T16:22:18.591114069</dc:date>
    <meta:editing-duration>P3DT6M59S</meta:editing-duration>
    <meta:editing-cycles>4</meta:editing-cycles>
    <meta:generator>LibreOffice/4.2.8.2$Linux_X86_64 LibreOffice_project/420m0$Build-2</meta:generator>
    <meta:document-statistic meta:table-count="1" meta:cell-count="226" meta:object-count="0"/>
  </office:meta>
</office:document-meta>
</file>